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16c" officeooo:paragraph-rsid="0007e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ontawesome.com/" text:style-name="Internet_20_link" text:visited-style-name="Visited_20_Internet_20_Link">https://fontawesome.com/</text:a></text:p>
      <text:p text:style-name="Standard"/>
      <text:p text:style-name="P1">Fontawesome: Para criar icones.</text:p>
      <text:p text:style-name="P1"/>
      <text:p text:style-name="P1">Usa-se a tag</text:p>
      <text:p text:style-name="P1">&lt;i&gt; class=’nome classe icone’&lt;/i&gt;</text:p>
      <text:p text:style-name="P1"/>
      <text:p text:style-name="P1">no site possui vários icones e é personalizave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1:08:22.605022140</meta:creation-date>
    <dc:date>2021-06-14T21:09:27.932427235</dc:date>
    <meta:editing-duration>PT1M5S</meta:editing-duration>
    <meta:editing-cycles>1</meta:editing-cycles>
    <meta:document-statistic meta:table-count="0" meta:image-count="0" meta:object-count="0" meta:page-count="1" meta:paragraph-count="5" meta:word-count="20" meta:character-count="148" meta:non-whitespace-character-count="133"/>
    <meta:generator>LibreOffice/6.4.7.2$Linux_X86_64 LibreOffice_project/40$Build-2</meta:generator>
  </office:meta>
</office:document-meta>
</file>